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0.49cm" fo:min-width="0.469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7.35cm" fo:min-width="23.3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5.65cm" fo:min-width="18.2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816cm" fo:min-width="3.567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solid" draw:fill-color="#ffffff" fo:min-height="1.081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-color="#ffffff" draw:textarea-horizontal-align="justify" draw:textarea-vertical-align="bottom" draw:auto-grow-height="false" fo:min-height="5.25cm" fo:min-width="19.9c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094cm" fo:min-width="1.653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546cm" fo:min-width="4.896cm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000000" draw:marker-start="" draw:marker-start-width="0.5cm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3.85cm" fo:min-width="12.2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2.25cm" fo:min-width="5.3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width="0.1cm" svg:stroke-color="#000000" draw:fill="solid" draw:fill-color="#ffffff" fo:min-height="1.082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816cm" fo:min-width="4.767cm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draw:marker-start="Arrow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width="0.1cm" svg:stroke-color="#000000" draw:fill="none" draw:fill-color="#ffffff" fo:min-height="0.881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000000" draw:marker-start-width="0.35cm" draw:marker-end-width="0.35cm" draw:fill="none" draw:textarea-vertical-align="middle" draw:auto-grow-height="false" fo:min-height="7.234cm" fo:min-width="0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width="0.1cm" svg:stroke-color="#000000" draw:fill="none" draw:fill-color="#ffffff" fo:min-height="1.332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1.874cm" fo:min-width="8.66cm" fo:padding-top="0.175cm" fo:padding-bottom="0.175cm" fo:padding-left="0.3cm" fo:padding-right="0.3cm" fo:wrap-option="wrap"/>
    </style:style>
    <style:style style:name="P1" style:family="paragraph">
      <loext:graphic-properties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text-properties style:font-name="Comic Sans MS" fo:font-size="22pt" style:font-size-asian="22pt" style:font-size-complex="22pt"/>
    </style:style>
    <style:style style:name="P4" style:family="paragraph">
      <loext:graphic-properties draw:fill="none"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Comic Sans MS" fo:font-size="22pt" style:font-size-asian="22pt" style:font-size-complex="22pt"/>
    </style:style>
    <style:style style:name="P7" style:family="paragraph">
      <style:paragraph-properties fo:text-align="center"/>
      <style:text-properties style:font-name="Comic Sans MS" fo:font-size="22pt" style:font-size-asian="22pt" style:font-size-complex="22pt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69cm" svg:height="0.84cm" svg:x="6.472cm" svg:y="11.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3.9cm" svg:height="7.7cm" svg:x="1.2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8.8cm" svg:height="6cm" svg:x="5.8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.401cm" svg:height="2.4cm" svg:x="6.499cm" svg:y="5.1cm">
          <text:p text:style-name="P2"><text:span text:style-name="T1">a @ ( l +</text:span></text:p>
          <text:p text:style-name="P2"><text:span text:style-name="T1">sizeof a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5.6cm" svg:height="1.431cm" svg:x="6.4cm" svg:y="2.169cm">
          <draw:text-box>
            <text:p><text:span text:style-name="T1">array_v_cons</text:span></text:p>
          </draw:text-box>
        </draw:frame>
        <draw:custom-shape draw:style-name="gr6" draw:text-style-name="P1" draw:layer="layout" svg:width="20.5cm" svg:height="5.6cm" svg:x="1.2cm" svg:y="10.1cm">
          <text:p text:style-name="P2"><text:span text:style-name="T1">Memory space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8.7cm" svg:y1="7.5cm" svg:x2="8.7cm" svg:y2="11.4cm">
          <text:p/>
        </draw:line>
        <draw:custom-shape draw:style-name="gr8" draw:text-style-name="P1" draw:layer="layout" svg:width="2.409cm" svg:height="1.6cm" svg:x="1.8cm" svg:y="5.9cm">
          <text:p text:style-name="P2"><text:span text:style-name="T1">a @ 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4" draw:layer="layout" svg:x1="3cm" svg:y1="7.5cm" svg:x2="3cm" svg:y2="11.4cm">
          <text:p/>
        </draw:line>
        <draw:frame draw:style-name="gr5" draw:text-style-name="P3" draw:layer="layout" svg:width="5.534cm" svg:height="1.431cm" svg:x="1.766cm" svg:y="1.069cm">
          <draw:text-box>
            <text:p><text:span text:style-name="T1">array_v_cons</text:span></text:p>
          </draw:text-box>
        </draw:frame>
        <draw:custom-shape draw:style-name="gr9" draw:text-style-name="P1" draw:layer="layout" svg:width="5.7cm" svg:height="2.1cm" svg:x="8.7cm" svg:y="11.3cm">
          <text:p text:style-name="P2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4" draw:layer="layout" draw:type="curve" svg:x1="15.4cm" svg:y1="17.4cm" svg:x2="28.611cm" svg:y2="6.929cm" draw:start-shape="id1" draw:start-glue-point="1" draw:end-shape="id2" draw:end-glue-point="2" svg:d="M15400 17400c8808 0 13211-3490 13211-10471" svg:viewBox="0 0 13212 10472">
          <text:p/>
        </draw:connector>
        <draw:custom-shape draw:style-name="gr11" draw:text-style-name="P1" draw:layer="layout" svg:width="12.8cm" svg:height="4.2cm" svg:x="11.3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5.539cm" svg:height="1.431cm" svg:x="11.893cm" svg:y="3.369cm">
          <draw:text-box>
            <text:p><text:span text:style-name="T1">array_v_cons</text:span></text:p>
          </draw:text-box>
        </draw:frame>
        <draw:line draw:style-name="gr7" draw:text-style-name="P4" draw:layer="layout" svg:x1="14.4cm" svg:y1="7.5cm" svg:x2="14.4cm" svg:y2="11.4cm">
          <text:p/>
        </draw:line>
        <draw:custom-shape draw:style-name="gr12" draw:text-style-name="P1" draw:layer="layout" svg:width="5.9cm" svg:height="2.6cm" svg:x="17.7cm" svg:y="5.1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4.734cm" svg:height="1.432cm" svg:x="18.266cm" svg:y="4.468cm">
          <draw:text-box>
            <text:p><text:span text:style-name="T1">array_v_nil</text:span></text:p>
          </draw:text-box>
        </draw:frame>
        <draw:custom-shape draw:style-name="gr14" draw:text-style-name="P1" draw:layer="layout" svg:width="5.601cm" svg:height="2.4cm" svg:x="11.599cm" svg:y="5.1cm">
          <text:p text:style-name="P2"><text:span text:style-name="T1">a @ ( l +</text:span></text:p>
          <text:p text:style-name="P2"><text:span text:style-name="T1">+ 2 *sizeof a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5.7cm" svg:height="2.1cm" svg:x="3cm" svg:y="11.3cm">
          <text:p text:style-name="P2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5.7cm" svg:height="2.1cm" svg:x="14.4cm" svg:y="11.3cm">
          <text:p text:style-name="P2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5" draw:layer="layout" svg:x1="14.4cm" svg:y1="14cm" svg:x2="20.1cm" svg:y2="14cm">
          <text:p/>
        </draw:line>
        <draw:frame draw:style-name="gr16" draw:text-style-name="P6" draw:layer="layout" svg:width="3.539cm" svg:height="1.431cm" svg:x="15.5cm" svg:y="14.2cm">
          <draw:text-box>
            <text:p><text:span text:style-name="T1">sizeof a</text:span></text:p>
          </draw:text-box>
        </draw:frame>
        <draw:custom-shape draw:style-name="gr8" draw:text-style-name="P1" draw:layer="layout" svg:width="2.409cm" svg:height="1.6cm" svg:x="1.791cm" svg:y="16.6cm">
          <text:p text:style-name="P2"><text:span text:style-name="T1">ptr 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4" draw:layer="layout" svg:x1="3cm" svg:y1="16.6cm" svg:x2="3cm" svg:y2="13.4cm">
          <text:p/>
        </draw:line>
        <draw:custom-shape draw:style-name="gr17" draw:text-style-name="P5" draw:layer="layout" svg:width="1.4cm" svg:height="8cm" svg:x="25.6cm" svg:y="1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text-style-name="P4" xml:id="id2" draw:id="id2" draw:layer="layout" svg:width="2.978cm" svg:height="2.511cm" svg:x="27.122cm" svg:y="4.418cm">
          <draw:text-box>
            <text:p text:style-name="P2"><text:span text:style-name="T1">Linear</text:span></text:p>
            <text:p text:style-name="P2"><text:span text:style-name="T1">proof</text:span></text:p>
          </draw:text-box>
        </draw:frame>
        <draw:custom-shape draw:style-name="gr19" draw:text-style-name="P1" xml:id="id1" draw:id="id1" draw:layer="layout" svg:width="10cm" svg:height="2.4cm" svg:x="5.4cm" svg:y="16.2cm">
          <text:p text:style-name="P7"><text:span text:style-name="T1">Linear proof is needed to dereference pointer.</text:span></text:p>
          <draw:enhanced-geometry svg:viewBox="0 0 21600 21600" draw:text-areas="800 800 20800 20800" draw:type="round-rectangular-callout" draw:modifiers="-3308.78912108789 15023.74010828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8T17:39:33.921343151</meta:creation-date>
    <dc:date>2015-08-14T00:41:32.196165291</dc:date>
    <meta:editing-duration>PT3H42M35S</meta:editing-duration>
    <meta:editing-cycles>85</meta:editing-cycles>
    <meta:generator>LibreOffice/4.4.5.2$Linux_X86_64 LibreOffice_project/40m0$Build-2</meta:generator>
    <meta:document-statistic meta:object-count="27"/>
  </office:meta>
</office:document-meta>
</file>